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co:numbering-list-id="list_1" style:family="paragraph" style:list-style-name="numList_1" style:name="P9" style:parent-style-name="Standard">
      <style:paragraph-properties fo:margin-left="36pt" fo:margin-right="0pt" fo:text-indent="-18pt"/>
    </style:style>
    <style:style style:family="paragraph" style:name="P10" style:parent-style-name="Standard">
      <style:paragraph-properties fo:margin-left="0pt" fo:margin-right="0pt" fo:text-indent="36pt"/>
    </style:style>
    <style:style style:family="paragraph" style:name="P8" style:parent-style-name="Standard">
      <style:paragraph-properties fo:margin-left="0pt" fo:margin-right="0pt" fo:text-align="center" fo:text-indent="36pt"/>
    </style:style>
    <style:style style:family="paragraph" style:name="P6" style:parent-style-name="Standard">
      <style:paragraph-properties fo:text-align="justify"/>
      <style:text-properties fo:font-style="italic" style:font-style-asian="italic" style:font-style-complex="italic"/>
    </style:style>
    <style:style style:family="paragraph" style:name="P5" style:parent-style-name="Standard">
      <style:paragraph-properties fo:text-align="justify"/>
    </style:style>
    <style:style style:family="paragraph" style:name="P4" style:parent-style-name="Standard">
      <style:paragraph-properties fo:line-height="100%" fo:orphans="0" fo:widows="0"/>
    </style:style>
    <style:style style:family="paragraph" style:name="P7" style:parent-style-name="Standard">
      <style:paragraph-properties fo:margin-left="0pt" fo:margin-right="0pt" fo:text-align="center" fo:text-indent="36pt"/>
      <style:text-properties fo:font-size="16pt" fo:font-weight="bold" style:font-size-asian="16pt" style:font-size-complex="16pt" style:font-weight-asian="bold" style:font-weight-complex="bold"/>
    </style:style>
    <style:style style:family="paragraph" style:name="P3" style:parent-style-name="Standard">
      <style:paragraph-properties fo:text-align="center"/>
    </style:style>
    <style:style style:family="paragraph" style:name="P2" style:parent-style-name="Standard">
      <style:paragraph-properties fo:line-height="100%" fo:margin-bottom="0pt" fo:margin-left="0pt" fo:margin-right="0pt" fo:margin-top="0pt" fo:orphans="0" fo:text-align="start" fo:text-indent="0pt" fo:widows="0" loext:contextual-spacing="false"/>
    </style:style>
    <style:style style:family="paragraph" style:master-page-name="Standard" style:name="P1" style:parent-style-name="Standard">
      <style:paragraph-properties fo:text-align="center" style:page-number="1"/>
    </style:style>
    <style:style style:family="text" style:name="T3">
      <style:text-properties fo:font-style="italic" fo:font-weight="bold" style:font-style-asian="italic" style:font-style-complex="italic" style:font-weight-asian="bold" style:font-weight-complex="bold"/>
    </style:style>
    <style:style style:family="text" style:name="T2">
      <style:text-properties fo:font-style="italic" style:font-style-asian="italic" style:font-style-complex="italic"/>
    </style:style>
    <style:style style:family="text" style:name="T1">
      <style:text-properties fo:font-size="16pt" fo:font-weight="bold" style:font-size-asian="16pt" style:font-size-complex="16pt" style:font-weight-asian="bold" style:font-weight-complex="bold"/>
    </style:style>
    <style:style style:family="table" style:name="Table1">
      <co:linked-style style-name="Cell1"/>
      <style:table-properties fo:margin-left="0pt" table:display="true"/>
    </style:style>
    <style:style style:family="table-cell" style:name="Cell1">
      <co:linked-style style-name="Table1"/>
    </style:style>
    <style:style style:family="table-column" style:name="Col2">
      <style:table-column-properties style:column-width="175.7016pt" style:use-optimal-column-width="true"/>
    </style:style>
    <style:style style:family="table-column" style:name="Col1">
      <style:table-column-properties style:column-width="175.6512pt" style:use-optimal-column-width="true"/>
    </style:style>
    <style:style style:family="table-cell" style:name="Cell2">
      <style:table-cell-properties fo:border-bottom="1pt solid #000000" fo:border-left="1pt solid #000000" fo:border-right="1pt solid #000000" fo:border-top="1pt solid #000000" fo:padding-bottom="4.9968pt" fo:padding-left="4.9968pt" fo:padding-right="4.9968pt" fo:padding-top="4.9968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</style:style>
  </office:automatic-styles>
  <office:body>
    <office:text>
      <text:tracked-changes text:track-changes="false"/>
      <text:p text:style-name="P1"><text:span text:style-name="T1">Декоративные породы</text:span></text:p>
      <table:table co:columns-count="3" co:grouping-summary-below="true" co:grouping-summary-right="true" co:rows-count="15" co:show-zero-value="true" table:style-name="Table1">
        <table:table-column table:style-name="Col1"/>
        <table:table-column table:style-name="Col1"/>
        <table:table-column table:style-name="Col2"/>
        <table:table-row>
          <table:table-cell office:value-type="string" table:style-name="Cell2">
            <text:p text:style-name="P2">Порода</text:p>
          </table:table-cell>
          <table:table-cell office:value-type="string" table:style-name="Cell2">
            <text:p text:style-name="P2">Стрижка под машинку</text:p>
          </table:table-cell>
          <table:table-cell office:value-type="string" table:style-name="Cell2">
            <text:p text:style-name="P2">Модельная стрижка</text:p>
          </table:table-cell>
        </table:table-row>
        <table:table-row>
          <table:table-cell office:value-type="string" table:style-name="Cell2">
            <text:p text:style-name="P2">Йоркширский терьер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600</text:p>
          </table:table-cell>
        </table:table-row>
        <table:table-row>
          <table:table-cell office:value-type="string" table:style-name="Cell2">
            <text:p text:style-name="P2">Бивер-йорк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Бишон фризе</text:p>
          </table:table-cell>
          <table:table-cell office:value-type="string" table:style-name="Cell2">
            <text:p text:style-name="P2">1700</text:p>
          </table:table-cell>
          <table:table-cell office:value-type="string" table:style-name="Cell2">
            <text:p text:style-name="P2">2500</text:p>
          </table:table-cell>
        </table:table-row>
        <table:table-row>
          <table:table-cell office:value-type="string" table:style-name="Cell2">
            <text:p text:style-name="P2">Лхасса апсо</text:p>
          </table:table-cell>
          <table:table-cell office:value-type="string" table:style-name="Cell2">
            <text:p text:style-name="P2">1700</text:p>
          </table:table-cell>
          <table:table-cell office:value-type="string" table:style-name="Cell2">
            <text:p text:style-name="P2">2500</text:p>
          </table:table-cell>
        </table:table-row>
        <table:table-row>
          <table:table-cell office:value-type="string" table:style-name="Cell2">
            <text:p text:style-name="P2">Китайская хохлатая голая</text:p>
          </table:table-cell>
          <table:table-cell office:value-type="string" table:style-name="Cell2">
            <text:p text:style-name="P2">1500</text:p>
          </table:table-cell>
          <table:table-cell office:value-type="string" table:style-name="Cell2">
            <text:p text:style-name="P2">1600</text:p>
          </table:table-cell>
        </table:table-row>
        <table:table-row>
          <table:table-cell office:value-type="string" table:style-name="Cell2">
            <text:p text:style-name="P2">Китайская хохлатая пуховка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Мальтийская болонка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Папильйон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Ши-Тсу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Шпиц</text:p>
          </table:table-cell>
          <table:table-cell office:value-type="string" table:style-name="Cell2">
            <text:p text:style-name="P2"/>
          </table:table-cell>
          <table:table-cell office:value-type="string" table:style-name="Cell2">
            <text:p text:style-name="P2">1800/2200</text:p>
          </table:table-cell>
        </table:table-row>
        <table:table-row>
          <table:table-cell office:value-type="string" table:style-name="Cell2">
            <text:p text:style-name="P2">Мопс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 экс.линька</text:p>
          </table:table-cell>
        </table:table-row>
        <table:table-row>
          <table:table-cell office:value-type="string" table:style-name="Cell2">
            <text:p text:style-name="P2">Метисы (до 5 кг)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Пекинес</text:p>
          </table:table-cell>
          <table:table-cell office:value-type="string" table:style-name="Cell2">
            <text:p text:style-name="P2">1600</text:p>
          </table:table-cell>
          <table:table-cell office:value-type="string" table:style-name="Cell2">
            <text:p text:style-name="P2">1700</text:p>
          </table:table-cell>
        </table:table-row>
        <table:table-row>
          <table:table-cell office:value-type="string" table:style-name="Cell2">
            <text:p text:style-name="P2">Чихуахуа</text:p>
          </table:table-cell>
          <table:table-cell office:value-type="string" table:style-name="Cell2">
            <text:p text:style-name="P2">1400</text:p>
          </table:table-cell>
          <table:table-cell office:value-type="string" table:style-name="Cell2">
            <text:p text:style-name="P2">1400</text:p>
          </table:table-cell>
        </table:table-row>
      </table:table>
      <text:p text:style-name="Standard"/>
      <text:p text:style-name="P3"><text:span text:style-name="T1">Средние породы</text:span></text:p>
      <table:table co:columns-count="3" co:grouping-summary-below="true" co:grouping-summary-right="true" co:rows-count="17" co:show-zero-value="true" table:style-name="Table1">
        <table:table-column table:style-name="Col1"/>
        <table:table-column table:style-name="Col1"/>
        <table:table-column table:style-name="Col2"/>
        <table:table-row>
          <table:table-cell office:value-type="string" table:style-name="Cell2">
            <text:p text:style-name="P4">Порода</text:p>
          </table:table-cell>
          <table:table-cell office:value-type="string" table:style-name="Cell2">
            <text:p text:style-name="P4">Стрижка под машинку</text:p>
          </table:table-cell>
          <table:table-cell office:value-type="string" table:style-name="Cell2">
            <text:p text:style-name="P4">Модельная стрижка/тримминг</text:p>
          </table:table-cell>
        </table:table-row>
        <table:table-row>
          <table:table-cell office:value-type="string" table:style-name="Cell2">
            <text:p text:style-name="P4">Английский кокер спаниель</text:p>
          </table:table-cell>
          <table:table-cell office:value-type="string" table:style-name="Cell2">
            <text:p text:style-name="P4">2200</text:p>
          </table:table-cell>
          <table:table-cell office:value-type="string" table:style-name="Cell2">
            <text:p text:style-name="P4">2800/3000</text:p>
          </table:table-cell>
        </table:table-row>
        <table:table-row>
          <table:table-cell office:value-type="string" table:style-name="Cell2">
            <text:p text:style-name="P4">Американский кокер спаниель</text:p>
          </table:table-cell>
          <table:table-cell office:value-type="string" table:style-name="Cell2">
            <text:p text:style-name="P4">2200</text:p>
          </table:table-cell>
          <table:table-cell office:value-type="string" table:style-name="Cell2">
            <text:p text:style-name="P4">2800</text:p>
          </table:table-cell>
        </table:table-row>
        <table:table-row>
          <table:table-cell office:value-type="string" table:style-name="Cell2">
            <text:p text:style-name="P4">Вест хайленд уайт терьер</text:p>
          </table:table-cell>
          <table:table-cell office:value-type="string" table:style-name="Cell2">
            <text:p text:style-name="P4">1700</text:p>
          </table:table-cell>
          <table:table-cell office:value-type="string" table:style-name="Cell2">
            <text:p text:style-name="P4">2000/3000</text:p>
          </table:table-cell>
        </table:table-row>
        <table:table-row>
          <table:table-cell office:value-type="string" table:style-name="Cell2">
            <text:p text:style-name="P4">Бигль</text:p>
          </table:table-cell>
          <table:table-cell office:value-type="string" table:style-name="Cell2">
            <text:p text:style-name="P4"/>
          </table:table-cell>
          <table:table-cell office:value-type="string" table:style-name="Cell2">
            <text:p text:style-name="P4">2000</text:p>
          </table:table-cell>
        </table:table-row>
        <table:table-row>
          <table:table-cell office:value-type="string" table:style-name="Cell2">
            <text:p text:style-name="P4">Бульдог</text:p>
          </table:table-cell>
          <table:table-cell office:value-type="string" table:style-name="Cell2">
            <text:p text:style-name="P4"/>
          </table:table-cell>
          <table:table-cell office:value-type="string" table:style-name="Cell2">
            <text:p text:style-name="P4">1800</text:p>
          </table:table-cell>
        </table:table-row>
        <table:table-row>
          <table:table-cell office:value-type="string" table:style-name="Cell2">
            <text:p text:style-name="P4">Кинг чарльз спаниель</text:p>
          </table:table-cell>
          <table:table-cell office:value-type="string" table:style-name="Cell2">
            <text:p text:style-name="P4"/>
          </table:table-cell>
          <table:table-cell office:value-type="string" table:style-name="Cell2">
            <text:p text:style-name="P4">2000</text:p>
          </table:table-cell>
        </table:table-row>
        <table:table-row>
          <table:table-cell office:value-type="string" table:style-name="Cell2">
            <text:p text:style-name="P4">Метисы (до 15 кг)</text:p>
          </table:table-cell>
          <table:table-cell office:value-type="string" table:style-name="Cell2">
            <text:p text:style-name="P4">1700</text:p>
          </table:table-cell>
          <table:table-cell office:value-type="string" table:style-name="Cell2">
            <text:p text:style-name="P4">1800</text:p>
          </table:table-cell>
        </table:table-row>
        <table:table-row>
          <table:table-cell office:value-type="string" table:style-name="Cell2">
            <text:p text:style-name="P4">Малый пудель</text:p>
          </table:table-cell>
          <table:table-cell office:value-type="string" table:style-name="Cell2">
            <text:p text:style-name="P4">1600</text:p>
          </table:table-cell>
          <table:table-cell office:value-type="string" table:style-name="Cell2">
            <text:p text:style-name="P4">2200</text:p>
          </table:table-cell>
        </table:table-row>
        <table:table-row>
          <table:table-cell office:value-type="string" table:style-name="Cell2">
            <text:p text:style-name="P4">Средний пудель</text:p>
          </table:table-cell>
          <table:table-cell office:value-type="string" table:style-name="Cell2">
            <text:p text:style-name="P4">1800</text:p>
          </table:table-cell>
          <table:table-cell office:value-type="string" table:style-name="Cell2">
            <text:p text:style-name="P4">2500</text:p>
          </table:table-cell>
        </table:table-row>
        <table:table-row>
          <table:table-cell office:value-type="string" table:style-name="Cell2">
            <text:p text:style-name="P4">Норвич терьер</text:p>
          </table:table-cell>
          <table:table-cell office:value-type="string" table:style-name="Cell2">
            <text:p text:style-name="P4">1800</text:p>
          </table:table-cell>
          <table:table-cell office:value-type="string" table:style-name="Cell2">
            <text:p text:style-name="P4">3000</text:p>
          </table:table-cell>
        </table:table-row>
        <table:table-row>
          <table:table-cell office:value-type="string" table:style-name="Cell2">
            <text:p text:style-name="P4">Такса жесткошерстная</text:p>
          </table:table-cell>
          <table:table-cell office:value-type="string" table:style-name="Cell2">
            <text:p text:style-name="P4">1600</text:p>
          </table:table-cell>
          <table:table-cell office:value-type="string" table:style-name="Cell2">
            <text:p text:style-name="P4">2200</text:p>
          </table:table-cell>
        </table:table-row>
        <table:table-row>
          <table:table-cell office:value-type="string" table:style-name="Cell2">
            <text:p text:style-name="P4">Фокстерьер</text:p>
          </table:table-cell>
          <table:table-cell office:value-type="string" table:style-name="Cell2">
            <text:p text:style-name="P4">1700</text:p>
          </table:table-cell>
          <table:table-cell office:value-type="string" table:style-name="Cell2">
            <text:p text:style-name="P4">2300/3000</text:p>
          </table:table-cell>
        </table:table-row>
        <table:table-row>
          <table:table-cell office:value-type="string" table:style-name="Cell2">
            <text:p text:style-name="P4">Цвергшнауцер</text:p>
          </table:table-cell>
          <table:table-cell office:value-type="string" table:style-name="Cell2">
            <text:p text:style-name="P4">1700</text:p>
          </table:table-cell>
          <table:table-cell office:value-type="string" table:style-name="Cell2">
            <text:p text:style-name="P4">2000/2800</text:p>
          </table:table-cell>
        </table:table-row>
        <table:table-row>
          <table:table-cell office:value-type="string" table:style-name="Cell2">
            <text:p text:style-name="P4">Корги</text:p>
          </table:table-cell>
          <table:table-cell office:value-type="string" table:style-name="Cell2">
            <text:p text:style-name="P4"/>
          </table:table-cell>
          <table:table-cell office:value-type="string" table:style-name="Cell2">
            <text:p text:style-name="P4">2000/экс. линька</text:p>
          </table:table-cell>
        </table:table-row>
        <table:table-row>
          <table:table-cell office:value-type="string" table:style-name="Cell2">
            <text:p text:style-name="P4">Скотч</text:p>
          </table:table-cell>
          <table:table-cell office:value-type="string" table:style-name="Cell2">
            <text:p text:style-name="P4">1800</text:p>
          </table:table-cell>
          <table:table-cell office:value-type="string" table:style-name="Cell2">
            <text:p text:style-name="P4">2500/3000</text:p>
          </table:table-cell>
        </table:table-row>
        <table:table-row>
          <table:table-cell office:value-type="string" table:style-name="Cell2">
            <text:p text:style-name="P4">Джек рассел</text:p>
          </table:table-cell>
          <table:table-cell office:value-type="string" table:style-name="Cell2">
            <text:p text:style-name="P4">1600</text:p>
          </table:table-cell>
          <table:table-cell office:value-type="string" table:style-name="Cell2">
            <text:p text:style-name="P4">2500</text:p>
          </table:table-cell>
        </table:table-row>
      </table:table>
      <text:p text:style-name="Standard"/>
      <text:p text:style-name="P3"><text:span text:style-name="T1">Крупные породы</text:span></text:p>
      <text:p text:style-name="Standard">Цена договорная.</text:p>
      <text:p text:style-name="Standard"/>
      <text:p text:style-name="Standard"/>
      <text:p text:style-name="Standard"/>
      <text:p text:style-name="P5"><text:span text:style-name="T2">Гигиена собак включает в себя подрезание когтей, обработка ушей, глаз, окантовка лап, удаление шерсти между подушечками лап (по необходимости), обработка паховой зоны и аараанальных желез.</text:span></text:p>
      <text:p co:para-mark-style-name="T2" text:style-name="P6"/>
      <text:p text:style-name="P5"><text:span text:style-name="T2">При наличии значительных колтунов, мастер предлагает альтернативные варианты стрижек, в противном случае взимается плата за колтуны от 300 до 500 руб.</text:span></text:p>
      <text:p text:style-name="P5"><text:span text:style-name="T2">На прочие виды дополнительных услуг, цена договорная с мастером</text:span></text:p>
      <text:p text:style-name="Standard"/>
      <text:p text:style-name="P3"><text:span text:style-name="T1">Коты и кошки</text:span></text:p>
      <text:p text:style-name="Standard"/>
      <table:table co:columns-count="3" co:grouping-summary-below="true" co:grouping-summary-right="true" co:rows-count="3" co:show-zero-value="true" table:style-name="Table1">
        <table:table-column table:style-name="Col1"/>
        <table:table-column table:style-name="Col1"/>
        <table:table-column table:style-name="Col2"/>
        <table:table-row>
          <table:table-cell office:value-type="string" table:style-name="Cell2">
            <text:p text:style-name="P4">Стрижка под машинку или вычесывание</text:p>
          </table:table-cell>
          <table:table-cell office:value-type="string" table:style-name="Cell2">
            <text:p text:style-name="P4">Цена без мытья</text:p>
          </table:table-cell>
          <table:table-cell office:value-type="string" table:style-name="Cell2">
            <text:p text:style-name="P4">Цена с мытьем</text:p>
          </table:table-cell>
        </table:table-row>
        <table:table-row>
          <table:table-cell office:value-type="string" table:style-name="Cell2">
            <text:p text:style-name="P4">С участием хозяина</text:p>
          </table:table-cell>
          <table:table-cell office:value-type="string" table:style-name="Cell2">
            <text:p text:style-name="P4">1400</text:p>
          </table:table-cell>
          <table:table-cell office:value-type="string" table:style-name="Cell2">
            <text:p text:style-name="P4">1700</text:p>
          </table:table-cell>
        </table:table-row>
        <table:table-row>
          <table:table-cell office:value-type="string" table:style-name="Cell2">
            <text:p text:style-name="P4">С ассистентом</text:p>
          </table:table-cell>
          <table:table-cell office:value-type="string" table:style-name="Cell2">
            <text:p text:style-name="P4">1700</text:p>
          </table:table-cell>
          <table:table-cell office:value-type="string" table:style-name="Cell2">
            <text:p text:style-name="P4">2200</text:p>
          </table:table-cell>
        </table:table-row>
      </table:table>
      <text:p text:style-name="Standard"/>
      <text:p co:para-mark-style-name="T1" text:style-name="P7"/>
      <text:p text:style-name="P8"><text:span text:style-name="T1">Дополнительные услуги:</text:span></text:p>
      <text:list text:style-name="numList_1" xml:id="list_1">
        <text:list-item>
          <text:p text:style-name="P9">Подрезание когтей – 200 руб.</text:p>
        </text:list-item>
        <text:list-item>
          <text:p text:style-name="P9">Чистка ушей – 200 руб.</text:p>
        </text:list-item>
        <text:list-item>
          <text:p text:style-name="P9">Чистка глаз – 100 руб.</text:p>
        </text:list-item>
      </text:list>
      <text:p text:style-name="P10"><text:span text:style-name="T2">Дополнительные услуги в комплексе стрижки </text:span><text:span text:style-name="T3">бесплатно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Liberation Sans" svg:font-family="Liberation San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Arial" fo:font-size="11pt" fo:letter-spacing="0pt" style:font-name="Arial" style:font-size-asian="11pt" style:font-size-complex="11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15%"/>
    </style:style>
    <style:style style:display-name="Heading 3" style:family="paragraph" style:name="Heading_3" style:next-style-name="Standard" style:parent-style-name="normal">
      <style:paragraph-properties fo:keep-together="always" fo:keep-with-next="always" fo:line-height="100%" fo:margin-bottom="3.996pt" fo:margin-top="15.984pt" loext:contextual-spacing="false"/>
      <style:text-properties fo:color="#434343" fo:font-size="14pt" fo:font-weight="normal" style:font-size-asian="14pt" style:font-size-complex="14pt" style:font-weight-asian="normal" style:font-weight-complex="normal">
        <co:theme-color>
          <value>
            <rgba>434343FF</rgba>
          </value>
        </co:theme-color>
      </style:text-properties>
    </style:style>
    <style:style style:display-name="Heading" style:family="paragraph" style:name="Heading" style:next-style-name="Text_body" style:parent-style-name="Standard">
      <style:paragraph-properties fo:keep-with-next="always" fo:margin-bottom="6.012pt" fo:margin-top="11.988pt" loext:contextual-spacing="false"/>
      <style:text-properties fo:font-family="Liberation Sans" fo:font-size="14pt" style:font-name="Liberation Sans" style:font-size-asian="14pt" style:font-size-complex="14pt"/>
    </style:style>
    <style:style style:display-name="ListLabel 8" style:family="paragraph" style:name="ListLabel_8">
      <style:text-properties style:text-underline-style="none"/>
    </style:style>
    <style:style style:display-name="ListLabel 7" style:family="paragraph" style:name="ListLabel_7">
      <style:text-properties style:text-underline-style="none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ListLabel 9" style:family="paragraph" style:name="ListLabel_9">
      <style:text-properties style:text-underline-style="none"/>
    </style:style>
    <style:style style:display-name="Heading 5" style:family="paragraph" style:name="Heading_5" style:next-style-name="Standard" style:parent-style-name="normal">
      <style:paragraph-properties fo:keep-together="always" fo:keep-with-next="always" fo:line-height="100%" fo:margin-bottom="3.996pt" fo:margin-top="11.988pt" loext:contextual-spacing="false"/>
      <style:text-properties fo:color="#666666" fo:font-size="11pt" style:font-size-asian="11pt" style:font-size-complex="11pt">
        <co:theme-color>
          <value>
            <rgba>666666FF</rgba>
          </value>
        </co:theme-color>
      </style:text-properties>
    </style:style>
    <style:style style:display-name="Heading 1" style:family="paragraph" style:name="Heading_1" style:next-style-name="Standard" style:parent-style-name="normal">
      <style:paragraph-properties fo:keep-together="always" fo:keep-with-next="always" fo:line-height="100%" fo:margin-bottom="6.012pt" fo:margin-top="20.016pt" loext:contextual-spacing="false"/>
      <style:text-properties fo:font-size="20pt" style:font-size-asian="20pt" style:font-size-complex="20pt"/>
    </style:style>
    <style:style style:display-name="Caption" style:family="paragraph" style:name="Caption" style:parent-style-name="Standard">
      <style:paragraph-properties fo:margin-bottom="6.012pt" fo:margin-top="6.012pt" loext:contextual-spacing="false"/>
      <style:text-properties fo:font-size="12pt" fo:font-style="italic" style:font-size-asian="12pt" style:font-size-complex="12pt" style:font-style-asian="italic" style:font-style-complex="italic"/>
    </style:style>
    <style:style style:display-name="ListLabel 3" style:family="paragraph" style:name="ListLabel_3">
      <style:text-properties style:text-underline-style="none"/>
    </style:style>
    <style:style style:display-name="ListLabel 5" style:family="paragraph" style:name="ListLabel_5">
      <style:text-properties style:text-underline-style="none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Index" style:family="paragraph" style:name="Index" style:parent-style-name="Standard"/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ListLabel 6" style:family="paragraph" style:name="ListLabel_6">
      <style:text-properties style:text-underline-style="none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normal" style:family="paragraph" style:name="normal">
      <style:paragraph-properties fo:orphans="2" fo:text-align="start" fo:widows="2"/>
    </style:style>
    <style:style style:display-name="List" style:family="paragraph" style:name="List" style:parent-style-name="Text_body"/>
    <style:style style:display-name="Text body" style:family="paragraph" style:name="Text_body" style:parent-style-name="Standard">
      <style:paragraph-properties fo:line-height="115%" fo:margin-bottom="6.9984pt" fo:margin-top="0pt" loext:contextual-spacing="false"/>
    </style:style>
    <style:style style:display-name="ListLabel 4" style:family="paragraph" style:name="ListLabel_4">
      <style:text-properties style:text-underline-style="none"/>
    </style:style>
    <style:style style:display-name="Subtitle" style:family="paragraph" style:name="Subtitle" style:next-style-name="Standard" style:parent-style-name="normal">
      <style:paragraph-properties fo:keep-together="always" fo:keep-with-next="always" fo:line-height="100%" fo:margin-bottom="15.984pt" fo:margin-top="0pt" loext:contextual-spacing="false"/>
      <style:text-properties fo:color="#666666" fo:font-family="Arial" fo:font-size="15pt" fo:font-style="normal" style:font-name="Arial" style:font-size-asian="15pt" style:font-size-complex="15pt" style:font-style-asian="normal" style:font-style-complex="normal">
        <co:theme-color>
          <value>
            <rgba>666666FF</rgba>
          </value>
        </co:theme-color>
      </style:text-properties>
    </style:style>
    <style:style style:display-name="Title" style:family="paragraph" style:name="Title" style:next-style-name="Standard" style:parent-style-name="normal">
      <style:paragraph-properties fo:keep-together="always" fo:keep-with-next="always" fo:line-height="100%" fo:margin-bottom="3.0024pt" fo:margin-top="0pt" loext:contextual-spacing="false"/>
      <style:text-properties fo:font-size="26pt" style:font-size-asian="26pt" style:font-size-complex="26pt"/>
    </style:style>
    <style:style style:display-name="Heading 4" style:family="paragraph" style:name="Heading_4" style:next-style-name="Standard" style:parent-style-name="normal">
      <style:paragraph-properties fo:keep-together="always" fo:keep-with-next="always" fo:line-height="100%" fo:margin-bottom="3.996pt" fo:margin-top="14.004pt" loext:contextual-spacing="false"/>
      <style:text-properties fo:color="#666666" fo:font-size="12pt" style:font-size-asian="12pt" style:font-size-complex="12pt">
        <co:theme-color>
          <value>
            <rgba>666666FF</rgba>
          </value>
        </co:theme-color>
      </style:text-properties>
    </style:style>
    <style:style style:display-name="ListLabel 2" style:family="paragraph" style:name="ListLabel_2">
      <style:text-properties style:text-underline-style="none"/>
    </style:style>
    <style:style style:display-name="Heading 2" style:family="paragraph" style:name="Heading_2" style:next-style-name="Standard" style:parent-style-name="normal">
      <style:paragraph-properties fo:keep-together="always" fo:keep-with-next="always" fo:line-height="100%" fo:margin-bottom="6.012pt" fo:margin-top="18pt" loext:contextual-spacing="false"/>
      <style:text-properties fo:font-size="16pt" fo:font-weight="normal" style:font-size-asian="16pt" style:font-size-complex="16pt" style:font-weight-asian="normal" style:font-weight-complex="normal"/>
    </style:style>
    <style:style style:display-name="ListLabel 1" style:family="paragraph" style:name="ListLabel_1">
      <style:text-properties style:text-underline-style="none"/>
    </style:style>
    <style:style style:display-name="Heading 6" style:family="paragraph" style:name="Heading_6" style:next-style-name="Standard" style:parent-style-name="normal">
      <style:paragraph-properties fo:keep-together="always" fo:keep-with-next="always" fo:line-height="100%" fo:margin-bottom="3.996pt" fo:margin-top="11.988pt" loext:contextual-spacing="false"/>
      <style:text-properties fo:color="#666666" fo:font-size="11pt" fo:font-style="italic" style:font-size-asian="11pt" style:font-size-complex="11pt" style:font-style-asian="italic" style:font-style-complex="italic">
        <co:theme-color>
          <value>
            <rgba>666666FF</rgba>
          </value>
        </co:theme-color>
      </style:text-properties>
    </style:style>
    <text:list-style style:name="numList_1">
      <text:list-level-style-bullet text:bullet-char="●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style:text-underline-style="none"/>
      </text:list-level-style-bullet>
      <text:list-level-style-bullet text:bullet-char="○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style:text-underline-style="none"/>
      </text:list-level-style-bullet>
      <text:list-level-style-bullet text:bullet-char="■" text:level="3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style:text-underline-style="none"/>
      </text:list-level-style-bullet>
      <text:list-level-style-bullet text:bullet-char="●" text:level="4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style:text-underline-style="none"/>
      </text:list-level-style-bullet>
      <text:list-level-style-bullet text:bullet-char="○" text:level="5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style:text-underline-style="none"/>
      </text:list-level-style-bullet>
      <text:list-level-style-bullet text:bullet-char="■" text:level="6">
        <style:list-level-properties text:list-level-position-and-space-mode="label-alignment">
          <style:list-level-label-alignment fo:margin-left="216pt" fo:text-indent="-18pt" text:label-followed-by="listtab"/>
        </style:list-level-properties>
        <style:text-properties style:text-underline-style="none"/>
      </text:list-level-style-bullet>
      <text:list-level-style-bullet text:bullet-char="●" text:level="7">
        <style:list-level-properties text:list-level-position-and-space-mode="label-alignment">
          <style:list-level-label-alignment fo:margin-left="252pt" fo:text-indent="-18pt" text:label-followed-by="listtab"/>
        </style:list-level-properties>
        <style:text-properties style:text-underline-style="none"/>
      </text:list-level-style-bullet>
      <text:list-level-style-bullet text:bullet-char="○" text:level="8">
        <style:list-level-properties text:list-level-position-and-space-mode="label-alignment">
          <style:list-level-label-alignment fo:margin-left="288pt" fo:text-indent="-18pt" text:label-followed-by="listtab"/>
        </style:list-level-properties>
        <style:text-properties style:text-underline-style="none"/>
      </text:list-level-style-bullet>
      <text:list-level-style-bullet text:bullet-char="■" text:level="9">
        <style:list-level-properties text:list-level-position-and-space-mode="label-alignment">
          <style:list-level-label-alignment fo:margin-left="324pt" fo:text-indent="-18pt" text:label-followed-by="listtab"/>
        </style:list-level-properties>
        <style:text-properties style:text-underline-style="none"/>
      </text:list-level-style-bullet>
    </text:list-style>
  </office:styles>
  <office:automatic-styles>
    <style:page-layout style:name="PM1">
      <style:page-layout-properties fo:margin-bottom="42.4944pt" fo:margin-left="42.4944pt" fo:margin-right="42.4944pt" fo:margin-top="56.6352pt" fo:page-height="792pt" fo:page-width="61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</meta:generator>
    <dc:date>2022-05-12T19:39:10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